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90000002F4853A0DD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44f" officeooo:paragraph-rsid="000f144f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2.1 </text:p>
      <text:p text:style-name="P1">IVÁN ESPÍ</text:p>
      <text:p text:style-name="P1"/>
      <text:p text:style-name="Standard"/>
      <text:p text:style-name="Standard"/>
      <text:p text:style-name="Standard"><draw:frame draw:style-name="fr1" draw:name="Imagen1" text:anchor-type="char" svg:width="17cm" svg:height="9.024cm" draw:z-index="0"><draw:image xlink:href="Pictures/1000000000000590000002F4853A0D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9:02:41.808253425</meta:creation-date>
    <dc:date>2024-09-24T19:04:13.089301790</dc:date>
    <meta:editing-duration>PT1M32S</meta:editing-duration>
    <meta:editing-cycles>1</meta:editing-cycles>
    <meta:document-statistic meta:table-count="0" meta:image-count="1" meta:object-count="0" meta:page-count="1" meta:paragraph-count="2" meta:word-count="4" meta:character-count="22" meta:non-whitespace-character-count="19"/>
    <meta:generator>LibreOffice/24.2.5.2$Linux_X86_64 LibreOffice_project/420$Build-2</meta:generator>
  </office:meta>
</office:document-meta>
</file>